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s. Souris pour ceux qui ne le peuvent plus.</text:p>
      <text:p text:style-name="Standard"/>
      <text:p text:style-name="Standard">Chloé est une fille qui peut au premier abord sembler proche de la caricature. Elle est animée d'une énergie qui semble ne connaître aucune limite. La jeune fille ne s'arrête jamais, toujours à fond dans tout ce qu'elle entreprend. Personne ne l'a jamais vue ralentir, se reposer ou tout bêtement s'arrêter -en tout cas pas en public. A un point où cela en est assez vite fatigant pour les autres, qui ont souvent du mal à suivre son rythme ou qui la trouvent tout simplement agaçante. La blondinette s'est donnée pour mission de vivre sa vie à fond, maintenant qu'elle en a la possibilité après des années d'ennui et de torpeur. Alors elle le fait. Toujours partante pour tout, elle est du genre à dire systématiquement « oui » à ce qu'on lui propose.</text:p>
      <text:p text:style-name="Standard"/>
      <text:p text:style-name="Standard">Avec un enthousiasme pareil vient forcément une bonne humeur à toute épreuve. Chloé passe son temps à rigoler pour un oui ou pour un non, et un joyeux sourire est toujours accroché à la commissure de ses lèvres. Cet entrain communicatif est sans aucun doute l'aspect le plus percutant de sa personnalité. Mais limiter la personnalité de la Française à ça serait une erreur et derrière cette attitude un peu clichée de blonde écervelée se cache un mental un peu plus subtil que cela. Si l'on ne s'étendra pas sur le fait que cette joie apparente n'est qu'un apparat qu'elle s'impose pour ne pas tomber dans la réaction inverse, Chloé est également capable d'un peu plus de profondeur, d'un peu plus de [i]corps[/i]. Elle peut se montrer adepte de plaisanteries et adore taquiner les autres, faisant preuve d'un humour aussi rare qu'il est mordant.</text:p>
      <text:p text:style-name="Standard"/>
      <text:p text:style-name="Standard">Si elle est très avenante de nature, Chloé ne se liera pas facilement pour autant, faisant preuve d'une extrême prudence quant au choix de ses relations, probablement à cause du fait que la seule qu'elle ait véritablement eue jusqu'à présent était celle extrêmement fusionnelle avec sa sœur. Ainsi, ne vous imaginez pas que sous prétexte qu'elle vous aura souri que vous êtes les meilleures amies du monde. En revanche, si vous parvenez à passer l'armure que l'étudiante s'est forgée au fil des années et à gagner son affection, le jeu en vaut la chandelle. Chloé est du genre « amie en or ». D'une loyauté indéfectible, elle sera toujours prête à aider son prochain et à prendre soin de lui, et jamais il ne lui traverserait l'esprit ne serait-ce même que l'idée de trahir l'un des siens. Peut-être même un peu trop. Il n'est pas rare qu'on la taxe de codépendance, et de manière générale elle fera passer son bien-être après celui de ceux qui lui sont chers. Elle s'est d'ailleurs donné pour mot d'ordre de ne jamais se plaindre, ce qui va bien évidemment de paire avec le reste de son caractère.</text:p>
      <text:p text:style-name="Standard"/>
      <text:p text:style-name="Standard">Dernier aspect de sa personnalité, et non le moindre, Chloé est une véritable aficionada de contes et histoires en tout genre. Son rêve est de devenir comédienne et elle se produit déjà dans une troupe de théâtre amateur. Elle a souvent la tête ailleurs, laissant son imagination voguer au gré des aventures qu'elle a lues et de la vie palpitante de ses personnages favoris. Cette passion a deux effets principaux sur son comportement ; d'une part, la jeune fille a une fâcheuse tendance à théâtraliser jusqu'à l'événement le plus anodin de sa vie de tous les jours, ce qui peut s'avérer rigolo au début mais devient très vite lassant lorsqu'on parle de servir des frites à un client pénible. Le deuxième aspect est qu'il lui arrive (très) régulièrement de se mettre à parler comme si elle lisait une poésie, ou une fable : avec des rimes et l'intonation qui va bien. Au final, c'est un peu comme si la blondinette se croyait en permanence en pleine représentation. Une vie de scè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4T17:39:04.42</meta:creation-date>
    <dc:date>2018-02-25T20:56:21.62</dc:date>
    <dc:creator>Théo </dc:creator>
    <meta:editing-duration>PT8H34M2S</meta:editing-duration>
    <meta:editing-cycles>122</meta:editing-cycles>
    <meta:generator>OpenOffice/4.1.1$Win32 OpenOffice.org_project/411m6$Build-9775</meta:generator>
    <meta:document-statistic meta:table-count="0" meta:image-count="0" meta:object-count="0" meta:page-count="1" meta:paragraph-count="5" meta:word-count="651" meta:character-count="3726"/>
  </office:meta>
</office:document-meta>
</file>